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urisa" officeooo:rsid="000476d0" officeooo:paragraph-rsid="00060ef5"/>
    </style:style>
    <style:style style:name="P2" style:family="paragraph" style:parent-style-name="Standard">
      <style:text-properties style:font-name="Purisa" officeooo:rsid="0009d66e" officeooo:paragraph-rsid="000c311f"/>
    </style:style>
    <style:style style:name="P3" style:family="paragraph" style:parent-style-name="Standard">
      <style:text-properties style:font-name="Purisa" officeooo:rsid="000baa79" officeooo:paragraph-rsid="000baa79"/>
    </style:style>
    <style:style style:name="P4" style:family="paragraph" style:parent-style-name="Standard">
      <style:text-properties style:font-name="Purisa" style:text-underline-style="solid" style:text-underline-width="auto" style:text-underline-color="font-color" fo:font-weight="bold" officeooo:rsid="000f1844" officeooo:paragraph-rsid="000f1844" style:font-weight-asian="bold" style:font-weight-complex="bold"/>
    </style:style>
    <style:style style:name="P5" style:family="paragraph" style:parent-style-name="Standard">
      <style:text-properties style:font-name="Purisa" style:text-underline-style="none" fo:font-weight="normal" officeooo:rsid="000c311f" officeooo:paragraph-rsid="000c311f" style:font-weight-asian="normal" style:font-weight-complex="normal"/>
    </style:style>
    <style:style style:name="P6" style:family="paragraph" style:parent-style-name="Standard">
      <style:text-properties style:font-name="Purisa" style:text-underline-style="none" fo:font-weight="normal" officeooo:rsid="0010c0f2" officeooo:paragraph-rsid="0010c0f2" style:font-weight-asian="normal" style:font-weight-complex="normal"/>
    </style:style>
    <style:style style:name="P7" style:family="paragraph" style:parent-style-name="Standard">
      <style:text-properties style:font-name="Purisa" style:text-underline-style="none" fo:font-weight="normal" officeooo:rsid="000f5870" officeooo:paragraph-rsid="000f5870" style:font-weight-asian="normal" style:font-weight-complex="normal"/>
    </style:style>
    <style:style style:name="P8" style:family="paragraph" style:parent-style-name="Standard">
      <style:text-properties style:font-name="Purisa" style:text-underline-style="none" fo:font-weight="normal" officeooo:rsid="0011398a" officeooo:paragraph-rsid="0011398a" style:font-weight-asian="normal" style:font-weight-complex="normal"/>
    </style:style>
    <style:style style:name="P9" style:family="paragraph" style:parent-style-name="Standard">
      <style:text-properties style:font-name="Purisa" style:text-underline-style="none" fo:font-weight="normal" officeooo:rsid="00120240" officeooo:paragraph-rsid="00120240" style:font-weight-asian="normal" style:font-weight-complex="normal"/>
    </style:style>
    <style:style style:name="P10" style:family="paragraph" style:parent-style-name="Standard">
      <style:text-properties style:font-name="Purisa" style:text-underline-style="none" fo:font-weight="normal" officeooo:rsid="00131c6a" officeooo:paragraph-rsid="00131c6a" style:font-weight-asian="normal" style:font-weight-complex="normal"/>
    </style:style>
    <style:style style:name="P11" style:family="paragraph" style:parent-style-name="Standard">
      <style:text-properties style:font-name="Purisa" style:text-underline-style="solid" style:text-underline-width="auto" style:text-underline-color="font-color" fo:font-weight="bold" officeooo:rsid="00120240" officeooo:paragraph-rsid="00120240" style:font-weight-asian="bold" style:font-weight-complex="bold"/>
    </style:style>
    <style:style style:name="T1" style:family="text">
      <style:text-properties officeooo:rsid="00060ef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d187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Movies </text:span><text:span text:style-name="T5">from scaffold &amp; user from devise</text:span> </text:p>
      <text:p text:style-name="P5"/>
      <text:p text:style-name="P2">Devise setup</text:p>
      <text:p text:style-name="P2"/>
      <text:p text:style-name="P1">rails g scaffold Movie <text:span text:style-name="T1">title</text:span>:string description:text movie_length:string director:string <text:span text:style-name="T2">rating:string</text:span></text:p>
      <text:p text:style-name="P1"/>
      <text:p text:style-name="P1"/>
      <text:p text:style-name="P4">Image uploading with paperclip</text:p>
      <text:p text:style-name="P4"/>
      <text:p text:style-name="P7">image-magick is needed for paperclip to work</text:p>
      <text:p text:style-name="P6">rails g paperclip movie image</text:p>
      <text:p text:style-name="P8">add file_field to from and html: {multipart: true}</text:p>
      <text:p text:style-name="P8"/>
      <text:p text:style-name="P11">Reviews Scaffold</text:p>
      <text:p text:style-name="P9"/>
      <text:p text:style-name="P9">rails g scaffold Review rating:integer comment:text</text:p>
      <text:p text:style-name="P9">rake <text:a xlink:type="simple" xlink:href="db:migrate" text:style-name="Internet_20_link" text:visited-style-name="Visited_20_Internet_20_Link">db:migrate</text:a></text:p>
      <text:p text:style-name="P10">[for adding nested routes to scaffolded form_with: <text:a xlink:type="simple" xlink:href="https://stackoverflow.com/questions/46919115/nested-resources-w-rails-5-1-form-with" text:style-name="Internet_20_link" text:visited-style-name="Visited_20_Internet_20_Link">https://stackoverflow.com/questions/46919115/nested-resources-w-rails-5-1-form-with</text:a>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02:55.080885927</meta:creation-date>
    <meta:generator>LibreOffice/5.1.6.2$Linux_X86_64 LibreOffice_project/10m0$Build-2</meta:generator>
    <dc:date>2018-11-25T21:20:36.430519140</dc:date>
    <meta:editing-duration>PT3H58M15S</meta:editing-duration>
    <meta:editing-cycles>13</meta:editing-cycles>
    <meta:document-statistic meta:table-count="0" meta:image-count="0" meta:object-count="0" meta:page-count="1" meta:paragraph-count="11" meta:word-count="61" meta:character-count="525" meta:non-whitespace-character-count="474"/>
  </office:meta>
</office:document-meta>
</file>